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15b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astion host:</text:span>13.250.232.35</text:p>
      <text:p text:style-name="Standard"/>
      <text:p text:style-name="Standard">download the devops.pem</text:p>
      <text:p text:style-name="Standard">download the hq-devops.pem</text:p>
      <text:p text:style-name="Standard">go to your downloads folder</text:p>
      <text:p text:style-name="Standard">give the keys desired permissions</text:p>
      <text:p text:style-name="Standard">chmod 400 devops.pem</text:p>
      <text:p text:style-name="Standard">chmod 400 hq-devops.pem</text:p>
      <text:p text:style-name="Standard">ssh-add devops.pem</text:p>
      <text:p text:style-name="Standard">ssh-add hq-devops.pem</text:p>
      <text:p text:style-name="Standard">ssh -A ubuntu@13.250.180.228</text:p>
      <text:p text:style-name="Standard">ssh &lt;server_IP&gt;</text:p>
      <text:p text:style-name="Standard">perform these commands</text:p>
      <text:p text:style-name="Standard"/>
      <text:p text:style-name="Standard"/>
      <text:p text:style-name="P1"><text:bookmark text:name=":2n.co"/>ssh -A admin@54.169.19.2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05:17.497857518</meta:creation-date>
    <dc:date>2019-02-12T11:35:35.400804889</dc:date>
    <meta:editing-duration>PT34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9" meta:character-count="308" meta:non-whitespace-character-count="282"/>
  </office:meta>
</office:document-meta>
</file>